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p text:style-name="P63">See documentation:</text:p>
      <text:list xml:id="list2865087122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02682643046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026828673104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026748073472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026827696800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026750249296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026750202768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0267502039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02675026532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026750191664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026750118496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026750119296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026750120112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026750141920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026750142736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Blue = endpoint. Red = translate URL route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02675027668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026750178224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912269341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026750178704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02682375873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026748124352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026748124624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02674812627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026750139616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2116778755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026750052240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026750081744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026750018608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026749997040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026750100048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026749857232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026749857728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026749827072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26749827680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26749828288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26749828896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26749829504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026749830384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026749830992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026749831600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1T18:39:16.911275424</dc:date>
    <meta:editing-duration>PT4H36M20S</meta:editing-duration>
    <meta:editing-cycles>146</meta:editing-cycles>
    <meta:generator>LibreOffice/7.2.6.2$Linux_X86_64 LibreOffice_project/20$Build-2</meta:generator>
    <meta:document-statistic meta:table-count="8" meta:image-count="0" meta:object-count="0" meta:page-count="1" meta:paragraph-count="188" meta:word-count="1169" meta:character-count="8519" meta:non-whitespace-character-count="7376"/>
  </office:meta>
</office:document-meta>
</file>